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tirling Motor</text:p>
          </table:table-cell>
          <table:table-cell table:number-columns-repeated="11"/>
        </table:table-row>
        <table:table-row table:style-name="ro1">
          <table:table-cell table:number-columns-repeated="3" office:value-type="string" calcext:value-type="string">
            <text:p>Vo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/s</text:p>
          </table:table-cell>
          <table:table-cell table:number-columns-repeated="2"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W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nung</text:p>
          </table:table-cell>
          <table:table-cell office:value-type="string" calcext:value-type="string">
            <text:p>tats.</text:p>
          </table:table-cell>
          <table:table-cell/>
          <table:table-cell office:value-type="string" calcext:value-type="string">
            <text:p>Stromstärke</text:p>
          </table:table-cell>
          <table:table-cell office:value-type="string" calcext:value-type="string">
            <text:p>Drehfrequenz</text:p>
          </table:table-cell>
          <table:table-cell office:value-type="string" calcext:value-type="string">
            <text:p>stat. Fehler</text:p>
          </table:table-cell>
          <table:table-cell/>
          <table:table-cell office:value-type="string" calcext:value-type="string">
            <text:p>Energie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Leistung</text:p>
          </table:table-cell>
          <table:table-cell office:value-type="string" calcext:value-type="string">
            <text:p>el. Leistung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52" calcext:value-type="float">
            <text:p>14,52</text:p>
          </table:table-cell>
          <table:table-cell office:value-type="float" office:value="0.62" calcext:value-type="float">
            <text:p>0,62</text:p>
          </table:table-cell>
          <table:table-cell table:formula="of:=[.C5]/0.004" office:value-type="float" office:value="155" calcext:value-type="float">
            <text:p>155</text:p>
          </table:table-cell>
          <table:table-cell office:value-type="float" office:value="7.08873" calcext:value-type="float">
            <text:p>7,08873</text:p>
          </table:table-cell>
          <table:table-cell office:value-type="float" office:value="0.0001235" calcext:value-type="float">
            <text:p>0,0001235</text:p>
          </table:table-cell>
          <table:table-cell/>
          <table:table-cell office:value-type="float" office:value="481.350100348" calcext:value-type="float">
            <text:p>481,350100348</text:p>
          </table:table-cell>
          <table:table-cell office:value-type="float" office:value="20.604" calcext:value-type="float">
            <text:p>20,604</text:p>
          </table:table-cell>
          <table:table-cell table:formula="of:=[.H5]/[.I5]" office:value-type="float" office:value="23.3619734201126" calcext:value-type="float">
            <text:p>23,3619734201</text:p>
          </table:table-cell>
          <table:table-cell table:formula="of:=[.B5]*[.D5]" office:value-type="float" office:value="2250.6" calcext:value-type="float">
            <text:p>2250,6</text:p>
          </table:table-cell>
          <table:table-cell table:formula="of:=[.J5]/[.K5]" office:value-type="float" office:value="0.0103803312095053" calcext:value-type="float">
            <text:p>0,01038033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17" calcext:value-type="float">
            <text:p>13,17</text:p>
          </table:table-cell>
          <table:table-cell office:value-type="float" office:value="0.57" calcext:value-type="float">
            <text:p>0,57</text:p>
          </table:table-cell>
          <table:table-cell table:formula="of:=[.C6]/0.004" office:value-type="float" office:value="142.5" calcext:value-type="float">
            <text:p>142,5</text:p>
          </table:table-cell>
          <table:table-cell office:value-type="float" office:value="6.02008" calcext:value-type="float">
            <text:p>6,02008</text:p>
          </table:table-cell>
          <table:table-cell office:value-type="float" office:value="0.0001284" calcext:value-type="float">
            <text:p>0,0001284</text:p>
          </table:table-cell>
          <table:table-cell/>
          <table:table-cell office:value-type="float" office:value="506.520664407" calcext:value-type="float">
            <text:p>506,520664407</text:p>
          </table:table-cell>
          <table:table-cell office:value-type="float" office:value="30.949" calcext:value-type="float">
            <text:p>30,949</text:p>
          </table:table-cell>
          <table:table-cell table:formula="of:=[.H6]/[.I6]" office:value-type="float" office:value="16.366301476849" calcext:value-type="float">
            <text:p>16,3663014768</text:p>
          </table:table-cell>
          <table:table-cell table:formula="of:=[.B6]*[.D6]" office:value-type="float" office:value="1876.725" calcext:value-type="float">
            <text:p>1876,725</text:p>
          </table:table-cell>
          <table:table-cell table:formula="of:=[.J6]/[.K6]" office:value-type="float" office:value="0.00872067110357085" calcext:value-type="float">
            <text:p>0,00872067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72" calcext:value-type="float">
            <text:p>11,72</text:p>
          </table:table-cell>
          <table:table-cell office:value-type="float" office:value="0.51" calcext:value-type="float">
            <text:p>0,51</text:p>
          </table:table-cell>
          <table:table-cell table:formula="of:=[.C7]/0.004" office:value-type="float" office:value="127.5" calcext:value-type="float">
            <text:p>127,5</text:p>
          </table:table-cell>
          <table:table-cell office:value-type="float" office:value="5.13182" calcext:value-type="float">
            <text:p>5,13182</text:p>
          </table:table-cell>
          <table:table-cell office:value-type="float" office:value="0.0002453" calcext:value-type="float">
            <text:p>0,0002453</text:p>
          </table:table-cell>
          <table:table-cell/>
          <table:table-cell office:value-type="float" office:value="378.637565304" calcext:value-type="float">
            <text:p>378,637565304</text:p>
          </table:table-cell>
          <table:table-cell office:value-type="float" office:value="33.093" calcext:value-type="float">
            <text:p>33,093</text:p>
          </table:table-cell>
          <table:table-cell table:formula="of:=[.H7]/[.I7]" office:value-type="float" office:value="11.4416210468679" calcext:value-type="float">
            <text:p>11,4416210469</text:p>
          </table:table-cell>
          <table:table-cell table:formula="of:=[.B7]*[.D7]" office:value-type="float" office:value="1494.3" calcext:value-type="float">
            <text:p>1494,3</text:p>
          </table:table-cell>
          <table:table-cell table:formula="of:=[.J7]/[.K7]" office:value-type="float" office:value="0.00765684336938226" calcext:value-type="float">
            <text:p>0,00765684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04" calcext:value-type="float">
            <text:p>10,04</text:p>
          </table:table-cell>
          <table:table-cell office:value-type="float" office:value="0.43" calcext:value-type="float">
            <text:p>0,43</text:p>
          </table:table-cell>
          <table:table-cell table:formula="of:=[.C8]/0.004" office:value-type="float" office:value="107.5" calcext:value-type="float">
            <text:p>107,5</text:p>
          </table:table-cell>
          <table:table-cell office:value-type="float" office:value="4.11884" calcext:value-type="float">
            <text:p>4,11884</text:p>
          </table:table-cell>
          <table:table-cell office:value-type="float" office:value="0.0005077" calcext:value-type="float">
            <text:p>0,0005077</text:p>
          </table:table-cell>
          <table:table-cell/>
          <table:table-cell office:value-type="float" office:value="226.881573054" calcext:value-type="float">
            <text:p>226,881573054</text:p>
          </table:table-cell>
          <table:table-cell office:value-type="float" office:value="30.351" calcext:value-type="float">
            <text:p>30,351</text:p>
          </table:table-cell>
          <table:table-cell table:formula="of:=[.H8]/[.I8]" office:value-type="float" office:value="7.47525857645547" calcext:value-type="float">
            <text:p>7,4752585765</text:p>
          </table:table-cell>
          <table:table-cell table:formula="of:=[.B8]*[.D8]" office:value-type="float" office:value="1079.3" calcext:value-type="float">
            <text:p>1079,3</text:p>
          </table:table-cell>
          <table:table-cell table:formula="of:=[.J8]/[.K8]" office:value-type="float" office:value="0.00692602480909429" calcext:value-type="float">
            <text:p>0,00692602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2" calcext:value-type="float">
            <text:p>8,2</text:p>
          </table:table-cell>
          <table:table-cell office:value-type="float" office:value="0.35" calcext:value-type="float">
            <text:p>0,35</text:p>
          </table:table-cell>
          <table:table-cell table:formula="of:=[.C9]/0.004" office:value-type="float" office:value="87.5" calcext:value-type="float">
            <text:p>87,5</text:p>
          </table:table-cell>
          <table:table-cell office:value-type="float" office:value="2.91001" calcext:value-type="float">
            <text:p>2,91001</text:p>
          </table:table-cell>
          <table:table-cell office:value-type="float" office:value="0.001514" calcext:value-type="float">
            <text:p>0,001514</text:p>
          </table:table-cell>
          <table:table-cell/>
          <table:table-cell office:value-type="float" office:value="121.814924476" calcext:value-type="float">
            <text:p>121,814924476</text:p>
          </table:table-cell>
          <table:table-cell office:value-type="float" office:value="31.873" calcext:value-type="float">
            <text:p>31,873</text:p>
          </table:table-cell>
          <table:table-cell table:formula="of:=[.H9]/[.I9]" office:value-type="float" office:value="3.82188449396041" calcext:value-type="float">
            <text:p>3,821884494</text:p>
          </table:table-cell>
          <table:table-cell table:formula="of:=[.B9]*[.D9]" office:value-type="float" office:value="717.5" calcext:value-type="float">
            <text:p>717,5</text:p>
          </table:table-cell>
          <table:table-cell table:formula="of:=[.J9]/[.K9]" office:value-type="float" office:value="0.00532666828426537" calcext:value-type="float">
            <text:p>0,00532666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2">00.00.0000</text:date>, <text:time style:data-style-name="N2" text:time-value="19:17:04.13001566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5-04-30T19:10:35.755931808</meta:creation-date>
    <dc:date>2015-05-02T19:51:05.537592031</dc:date>
    <dc:creator>Frederik </dc:creator>
    <meta:editing-duration>PT18H51M41S</meta:editing-duration>
    <meta:editing-cycles>2</meta:editing-cycles>
    <meta:generator>LibreOffice/4.2.8.2$Linux_X86_64 LibreOffice_project/420m0$Build-2</meta:generator>
    <meta:document-statistic meta:table-count="1" meta:cell-count="72" meta:object-count="0"/>
  </office:meta>
</office:document-meta>
</file>